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e01" officeooo:paragraph-rsid="001aee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sdf sdfs dfs dfsd f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2:09:04.205866713</meta:creation-date>
    <meta:generator>LibreOffice/5.1.6.2$Linux_X86_64 LibreOffice_project/10m0$Build-2</meta:generator>
    <dc:date>2020-02-07T12:09:21.111944940</dc:date>
    <meta:editing-duration>PT17S</meta:editing-duration>
    <meta:editing-cycles>1</meta:editing-cycles>
    <meta:document-statistic meta:table-count="0" meta:image-count="0" meta:object-count="0" meta:page-count="1" meta:paragraph-count="1" meta:word-count="5" meta:character-count="26" meta:non-whitespace-character-count="22"/>
  </office:meta>
</office:document-meta>
</file>